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none"/>
    </style:style>
    <style:style style:name="P7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font-size="9pt" fo:font-style="italic" style:font-size-asian="9pt" style:font-style-asian="italic" style:font-size-complex="9pt" style:font-style-complex="italic"/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12" style:family="paragraph" style:parent-style-name="Standard">
      <style:paragraph-properties>
        <style:tab-stops>
          <style:tab-stop style:position="2.3335in"/>
          <style:tab-stop style:position="4.5583in" style:type="right"/>
        </style:tab-stops>
      </style:paragraph-properties>
      <style:text-properties style:font-name="Courier New"/>
    </style:style>
    <style:style style:name="P1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  <style:text-properties fo:color="#000000" style:font-name="Courier New" fo:font-size="8pt" fo:font-weight="bold" style:font-size-asian="8pt" style:font-weight-asian="bold" style:font-size-complex="8pt"/>
    </style:style>
    <style:style style:name="P15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.1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17" style:family="paragraph" style:parent-style-name="Header">
      <style:paragraph-properties fo:break-before="column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8" style:family="paragraph" style:parent-style-name="Standard">
      <style:paragraph-properties fo:break-before="pag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9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0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1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2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3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ffffff" style:font-name="Courier New" fo:background-color="#9999cc"/>
    </style:style>
    <style:style style:name="P24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6" style:family="paragraph" style:parent-style-name="Header">
      <style:paragraph-properties fo:padding="0.0201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7" style:family="paragraph" style:parent-style-name="Standard">
      <style:paragraph-properties fo:padding="0.0201in" fo:border-left="none" fo:border-right="none" fo:border-top="0.0138in solid #000000" fo:border-bottom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8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  <style:text-properties style:text-underline-style="solid" style:text-underline-width="auto" style:text-underline-color="font-color"/>
    </style:style>
    <style:style style:name="P29" style:family="paragraph" style:parent-style-name="Standard">
      <style:paragraph-properties>
        <style:tab-stops>
          <style:tab-stop style:position="2.9417in"/>
          <style:tab-stop style:position="4.3417in"/>
        </style:tab-stops>
      </style:paragraph-properties>
      <style:text-properties fo:color="#000000" style:font-name="Courier New" style:text-underline-style="none" fo:background-color="#00ffff"/>
    </style:style>
    <style:style style:name="P30" style:family="paragraph" style:parent-style-name="Standard">
      <style:paragraph-properties>
        <style:tab-stops>
          <style:tab-stop style:position="2.9417in"/>
          <style:tab-stop style:position="4.3417in"/>
        </style:tab-stops>
      </style:paragraph-properties>
      <style:text-properties fo:color="#000000" style:font-name="Courier New" style:text-underline-style="none" fo:background-color="transparent"/>
    </style:style>
    <style:style style:name="P31" style:family="paragraph" style:parent-style-name="Standard">
      <style:paragraph-properties>
        <style:tab-stops>
          <style:tab-stop style:position="2.6in"/>
          <style:tab-stop style:position="2.6917in"/>
          <style:tab-stop style:position="4.3417in"/>
        </style:tab-stops>
      </style:paragraph-properties>
      <style:text-properties fo:color="#000000" style:font-name="Courier New" style:text-underline-style="none"/>
    </style:style>
    <style:style style:name="P32" style:family="paragraph" style:parent-style-name="Standard">
      <style:paragraph-properties>
        <style:tab-stops>
          <style:tab-stop style:position="2.9417in"/>
          <style:tab-stop style:position="4.3417in"/>
        </style:tab-stops>
      </style:paragraph-properties>
      <style:text-properties fo:color="#000000" style:font-name="Courier New" fo:font-size="9pt" fo:font-style="italic" style:text-underline-style="none" fo:background-color="transparent" style:font-size-asian="9pt" style:font-style-asian="italic" style:font-size-complex="9pt" style:font-style-complex="italic"/>
    </style:style>
    <style:style style:name="P3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4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35" style:family="paragraph" style:parent-style-name="Standard">
      <style:paragraph-properties>
        <style:tab-stops>
          <style:tab-stop style:position="2.4335in"/>
          <style:tab-stop style:position="4.35in"/>
        </style:tab-stops>
      </style:paragraph-properties>
      <style:text-properties style:font-name="Courier New" fo:background-color="transparent"/>
    </style:style>
    <style:style style:name="P36" style:family="paragraph" style:parent-style-name="Standard">
      <style:paragraph-properties>
        <style:tab-stops>
          <style:tab-stop style:position="2.35in"/>
          <style:tab-stop style:position="2.4335in"/>
          <style:tab-stop style:position="4.35in"/>
        </style:tab-stops>
      </style:paragraph-properties>
      <style:text-properties style:font-name="Courier New" fo:background-color="transparent"/>
    </style:style>
    <style:style style:name="P37" style:family="paragraph" style:parent-style-name="Standard">
      <style:paragraph-properties>
        <style:tab-stops>
          <style:tab-stop style:position="2.4335in"/>
          <style:tab-stop style:position="4.35in"/>
        </style:tab-stops>
      </style:paragraph-properties>
      <style:text-properties style:font-name="Courier New" fo:background-color="transparent"/>
    </style:style>
    <style:style style:name="P38" style:family="paragraph" style:parent-style-name="Standard">
      <style:paragraph-properties>
        <style:tab-stops>
          <style:tab-stop style:position="2.3335in"/>
          <style:tab-stop style:position="2.4335in"/>
          <style:tab-stop style:position="4.35in"/>
        </style:tab-stops>
      </style:paragraph-properties>
      <style:text-properties style:font-name="Courier New" fo:background-color="transparent"/>
    </style:style>
    <style:style style:name="P39" style:family="paragraph" style:parent-style-name="Standard">
      <style:paragraph-properties>
        <style:tab-stops>
          <style:tab-stop style:position="2.4335in"/>
          <style:tab-stop style:position="4.5917in"/>
        </style:tab-stops>
      </style:paragraph-properties>
      <style:text-properties style:font-name="Courier New" fo:background-color="transparent"/>
    </style:style>
    <style:style style:name="P40" style:family="paragraph" style:parent-style-name="Standard">
      <style:paragraph-properties>
        <style:tab-stops>
          <style:tab-stop style:position="2.5in"/>
          <style:tab-stop style:position="2.7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transparent"/>
    </style:style>
    <style:style style:name="P41" style:family="paragraph" style:parent-style-name="Standard">
      <style:paragraph-properties>
        <style:tab-stops>
          <style:tab-stop style:position="2.4335in"/>
          <style:tab-stop style:position="4.35in"/>
        </style:tab-stops>
      </style:paragraph-properties>
      <style:text-properties style:font-name="Courier New" fo:background-color="#00ffff"/>
    </style:style>
    <style:style style:name="P42" style:family="paragraph" style:parent-style-name="Standard">
      <style:paragraph-properties>
        <style:tab-stops>
          <style:tab-stop style:position="1.6in"/>
        </style:tab-stops>
      </style:paragraph-properties>
      <style:text-properties style:font-name="Courier New" fo:background-color="#00ffff"/>
    </style:style>
    <style:style style:name="P43" style:family="paragraph" style:parent-style-name="Standard">
      <style:paragraph-properties>
        <style:tab-stops>
          <style:tab-stop style:position="2.6in"/>
          <style:tab-stop style:position="2.6917in"/>
          <style:tab-stop style:position="4.3417in"/>
        </style:tab-stops>
      </style:paragraph-properties>
      <style:text-properties style:font-name="Courier New"/>
    </style:style>
    <style:style style:name="P44" style:family="paragraph" style:parent-style-name="Standard">
      <style:paragraph-properties>
        <style:tab-stops>
          <style:tab-stop style:position="1.6in"/>
        </style:tab-stops>
      </style:paragraph-properties>
      <style:text-properties style:font-name="Courier New"/>
    </style:style>
    <style:style style:name="P45" style:family="paragraph" style:parent-style-name="Standard">
      <style:paragraph-properties>
        <style:tab-stops>
          <style:tab-stop style:position="1.3335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46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#00ff00"/>
    </style:style>
    <style:style style:name="T6" style:family="text">
      <style:text-properties style:font-name="Courier New" fo:background-color="#ffff00"/>
    </style:style>
    <style:style style:name="T7" style:family="text">
      <style:text-properties style:font-name="Courier New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Courier New" fo:font-size="9pt" style:font-size-asian="9pt" style:font-size-complex="9pt"/>
    </style:style>
    <style:style style:name="T9" style:family="text">
      <style:text-properties style:font-name="Courier New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Courier New" fo:font-size="8pt" style:text-underline-style="solid" style:text-underline-width="auto" style:text-underline-color="font-color" style:font-size-asian="8pt" style:font-size-complex="8pt"/>
    </style:style>
    <style:style style:name="T11" style:family="text">
      <style:text-properties style:font-name="Courier New" fo:background-color="#ffd320"/>
    </style:style>
    <style:style style:name="T12" style:family="text">
      <style:text-properties style:font-name="Courier New" style:text-underline-style="solid" style:text-underline-width="auto" style:text-underline-color="font-color"/>
    </style:style>
    <style:style style:name="T13" style:family="text">
      <style:text-properties style:font-name="Courier New" style:text-underline-style="solid" style:text-underline-width="auto" style:text-underline-color="font-color" fo:font-weight="bold" style:font-weight-asian="bold"/>
    </style:style>
    <style:style style:name="T14" style:family="text">
      <style:text-properties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font-name="Courier New" fo:background-color="transparent"/>
    </style:style>
    <style:style style:name="T17" style:family="text">
      <style:text-properties fo:color="#ffffff" style:font-name="Courier New" fo:background-color="#000080"/>
    </style:style>
    <style:style style:name="T18" style:family="text">
      <style:text-properties fo:color="#ffffff" fo:background-color="#800000"/>
    </style:style>
    <style:style style:name="T19" style:family="text">
      <style:text-properties fo:color="#ffffff" fo:background-color="#9999ff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22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5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2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7" style:family="text">
      <style:text-properties fo:font-size="10pt" style:text-underline-style="none" style:font-size-asian="10pt" style:font-size-complex="10pt"/>
    </style:style>
    <style:style style:name="T28" style:family="text">
      <style:text-properties fo:color="#000000"/>
    </style:style>
    <style:style style:name="T29" style:family="text">
      <style:text-properties fo:color="#000000" style:font-name="Courier New"/>
    </style:style>
    <style:style style:name="T30" style:family="text">
      <style:text-properties fo:color="#000000" style:font-name="Courier New" fo:background-color="#b3b300"/>
    </style:style>
    <style:style style:name="T31" style:family="text">
      <style:text-properties fo:color="#000000" style:font-name="Courier New" fo:background-color="#7da647"/>
    </style:style>
    <style:style style:name="T32" style:family="text">
      <style:text-properties fo:color="#000000" style:font-name="Courier New" fo:font-weight="bold" style:font-weight-asian="bold"/>
    </style:style>
    <style:style style:name="T33" style:family="text">
      <style:text-properties fo:color="#000000" style:font-name="Courier New" style:text-underline-style="solid" style:text-underline-width="auto" style:text-underline-color="font-color" fo:font-weight="bold" style:font-weight-asian="bold"/>
    </style:style>
    <style:style style:name="T34" style:family="text">
      <style:text-properties fo:color="#000000" style:font-name="Courier New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000000" style:font-name="Courier New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36" style:family="text">
      <style:text-properties fo:color="#000000" style:font-name="Courier New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color="#000000" fo:background-color="transparent"/>
    </style:style>
    <style:style style:name="T38" style:family="text">
      <style:text-properties fo:color="#000000" style:text-underline-style="solid" style:text-underline-width="auto" style:text-underline-color="font-color"/>
    </style:style>
    <style:style style:name="T39" style:family="text">
      <style:text-properties fo:color="#000000" fo:font-size="8pt" style:text-underline-style="solid" style:text-underline-width="auto" style:text-underline-color="font-color" style:font-size-asian="8pt" style:font-size-complex="8pt"/>
    </style:style>
    <style:style style:name="T40" style:family="text">
      <style:text-properties fo:color="#000000" fo:font-size="8pt" style:text-underline-style="solid" style:text-underline-width="auto" style:text-underline-color="font-color" fo:background-color="transparent" style:font-size-asian="8pt" style:font-size-complex="8pt"/>
    </style:style>
    <style:style style:name="T41" style:family="text">
      <style:text-properties fo:color="#000000" fo:font-size="8pt" style:font-size-asian="8pt" style:font-size-complex="8pt"/>
    </style:style>
    <style:style style:name="T42" style:family="text">
      <style:text-properties fo:color="#000000" fo:font-size="8pt" style:text-underline-style="none" style:font-size-asian="8pt" style:font-size-complex="8pt"/>
    </style:style>
    <style:style style:name="T43" style:family="text">
      <style:text-properties fo:color="#000000" fo:font-size="6pt" style:text-underline-style="none" style:font-size-asian="6pt" style:font-size-complex="6pt"/>
    </style:style>
    <style:style style:name="T44" style:family="text">
      <style:text-properties fo:color="#000000" fo:background-color="#ffd320"/>
    </style:style>
    <style:style style:name="T45" style:family="text">
      <style:text-properties fo:color="#000000" style:text-underline-style="none"/>
    </style:style>
    <style:style style:name="T46" style:family="text">
      <style:text-properties fo:color="#000000" fo:background-color="#00ffff"/>
    </style:style>
    <style:style style:name="T47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48" style:family="text">
      <style:text-properties fo:color="#000000" fo:font-size="10pt" style:font-size-asian="10pt" style:font-size-complex="10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font-name="Times New Roman" fo:font-size="8pt" style:text-underline-style="solid" style:text-underline-width="auto" style:text-underline-color="font-color" style:font-size-asian="8pt" style:font-size-complex="8pt"/>
    </style:style>
    <style:style style:name="T5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2" style:family="text">
      <style:text-properties fo:font-size="8pt" style:text-underline-style="solid" style:text-underline-width="auto" style:text-underline-color="font-color" fo:background-color="transparent" style:font-size-asian="8pt" style:font-size-complex="8pt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style:text-underline-style="none" style:font-size-asian="8pt" style:font-size-complex="8pt"/>
    </style:style>
    <style:style style:name="T55" style:family="text">
      <style:text-properties fo:font-size="8pt" fo:font-style="italic" style:font-size-asian="8pt" style:font-style-asian="italic" style:font-size-complex="8pt" style:font-style-complex="italic"/>
    </style:style>
    <style:style style:name="T56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57" style:family="text">
      <style:text-properties style:text-underline-style="none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999999"/>
    </style:style>
    <style:style style:name="T60" style:family="text">
      <style:text-properties fo:color="#999999" style:font-name="Courier New" style:text-underline-style="solid" style:text-underline-width="auto" style:text-underline-color="#000000"/>
    </style:style>
    <style:style style:name="T61" style:family="text">
      <style:text-properties fo:color="#999999" style:font-name="Courier New" style:text-underline-style="solid" style:text-underline-width="auto" style:text-underline-color="#000000" fo:font-weight="bold" style:font-weight-asian="bold"/>
    </style:style>
    <style:style style:name="T62" style:family="text">
      <style:text-properties fo:color="#999999" style:font-name="Times New Roman" style:text-underline-style="solid" style:text-underline-width="auto" style:text-underline-color="#000000"/>
    </style:style>
    <style:style style:name="T63" style:family="text">
      <style:text-properties fo:color="#999999" style:text-underline-style="solid" style:text-underline-width="auto" style:text-underline-color="font-color"/>
    </style:style>
    <style:style style:name="T64" style:family="text">
      <style:text-properties fo:color="#999999" style:text-underline-style="solid" style:text-underline-width="auto" style:text-underline-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">__________________</text:p>
      <text:p text:style-name="P5">Mentalist (Stock)</text:p>
      <text:p text:style-name="P2">by <text:span text:style-name="T49">Jace</text:span> on <text:span text:style-name="T49">02/17/2011</text:span></text:p>
      <text:p text:style-name="P7"><text:s text:c="7"/><text:span text:style-name="T1">Portrait<text:tab/> <text:s/>Team Identity </text:span></text:p>
      <text:p text:style-name="P16">Race:.<text:span text:style-name="T49">Kobold <text:tab/></text:span> Sex: <text:span text:style-name="T49"><text:s/>F</text:span><text:span text:style-name="T38"> </text:span><text:span text:style-name="T28"><text:s text:c="2"/>Points: </text:span><text:span text:style-name="T62">32</text:span><text:span text:style-name="T28"> / </text:span><text:span text:style-name="T38">32</text:span><text:span text:style-name="T28"> <text:s/>1:____ 2:____ 3:____ 4:____ 5:____</text:span></text:p>
      <text:p text:style-name="P14"><text:s text:c="3"/>(Base)Nat/ Adj /Alt</text:p>
      <text:p text:style-name="P15"><text:span text:style-name="T3">ST:(</text:span><text:span text:style-name="T13">6 </text:span><text:span text:style-name="T3">)</text:span><text:span text:style-name="T61">8 </text:span><text:span text:style-name="T2">/</text:span><text:span text:style-name="T60">8 </text:span><text:span text:style-name="T2"><text:tab/><text:tab/>Hits:_____________ Fat:____________</text:span></text:p>
      <text:p text:style-name="P15"><text:span text:style-name="T3">DX:(</text:span><text:span text:style-name="T13">10</text:span><text:span text:style-name="T3">)</text:span><text:span text:style-name="T61">11 </text:span><text:span text:style-name="T2">/</text:span><text:span text:style-name="T60">11 </text:span><text:span text:style-name="T2">/</text:span><text:span text:style-name="T60">12 </text:span><text:span text:style-name="T2"><text:tab/>XP:_____________________ Needed:</text:span><text:span text:style-name="T60">125</text:span></text:p>
      <text:p text:style-name="P15"><text:span text:style-name="T3">IQ:(</text:span><text:span text:style-name="T13">10</text:span><text:span text:style-name="T3">)</text:span><text:span text:style-name="T61">13 </text:span><text:span text:style-name="T2">/</text:span><text:span text:style-name="T60">13 </text:span><text:span text:style-name="T2"><text:tab/><text:tab/>___________________________________</text:span></text:p>
      <text:p text:style-name="P15"><text:span text:style-name="T32">MA:(</text:span><text:span text:style-name="T33">10</text:span><text:span text:style-name="T32">)</text:span><text:span text:style-name="T61">10 </text:span><text:span text:style-name="T29">/</text:span><text:span text:style-name="T60">10 </text:span><text:span text:style-name="T29"><text:tab/></text:span><text:span text:style-name="T34">1 hex for ment</text:span><text:span text:style-name="T9">al abilities; 1/2 MA for other actions</text:span></text:p>
      <text:p text:style-name="P8"><text:span text:style-name="T3">Native Abilities</text:span><text:span text:style-name="T2">:</text:span><text:span text:style-name="T10">Quick-witted, intelligent; available IIQ = IQ + 1</text:span><text:span text:style-name="T12"> <text:s text:c="30"/></text:span></text:p>
      <text:p text:style-name="P29">Wt D/pt IIQ Rod / Ethereal Bow <text:tab/>Notes <text:s text:c="14"/></text:p>
      <text:p text:style-name="P32">In action phase, roll 3d6 vs Dx to hit, then roll Dam.</text:p>
      <text:p text:style-name="P31">__ <text:span text:style-name="T49"><text:s/>d6 </text:span><text:s/><text:span text:style-name="T49"><text:s/>2 </text:span><text:s/><text:span text:style-name="T49">Lightning Bolt <text:s text:c="4"/></text:span><text:s/><text:span text:style-name="T52">2x damage against metal armor</text:span> __ <text:span text:style-name="T49"><text:s/>d6 </text:span><text:s/><text:span text:style-name="T49"><text:s/>2 </text:span><text:s/><text:span text:style-name="T49">Fireball <text:s text:c="10"/></text:span><text:s/><text:span text:style-name="T52">2x damage against ice; ½ fire</text:span> </text:p>
      <text:p text:style-name="P43"><text:span text:style-name="T45">__ </text:span><text:span text:style-name="T38"><text:s/>d6 </text:span><text:span text:style-name="T45"><text:s/></text:span><text:span text:style-name="T38"><text:s/>2 </text:span><text:span text:style-name="T45"><text:s/></text:span><text:span text:style-name="T38">Iceball <text:s text:c="11"/></text:span><text:span text:style-name="T45"><text:s/></text:span><text:span text:style-name="T40">2x damage against fire; ½ ice</text:span></text:p>
      <text:p text:style-name="P34"><text:span text:style-name="T44">Wt DX Hit MA <text:s/>Armor/Shld Loc</text:span><text:span text:style-name="T28"><text:tab/></text:span><text:span text:style-name="T44">Wt Mundane Item <text:s text:c="6"/>Loc</text:span></text:p>
      <text:p text:style-name="P40"><text:span text:style-name="T28">__ __ ___ ___ __________ ___<text:tab/></text:span><text:span text:style-name="T38">2 </text:span><text:span text:style-name="T28"><text:tab/></text:span><text:span text:style-name="T38">First Aid Kit <text:s text:c="4"/></text:span><text:span text:style-name="T28"><text:s/></text:span><text:span text:style-name="T38">BP </text:span></text:p>
      <text:p text:style-name="P40"><text:span text:style-name="T28">__ __ ___ ___ __________ ___<text:tab/></text:span><text:span text:style-name="T39">2.5</text:span><text:span text:style-name="T41"><text:tab/></text:span><text:span text:style-name="T38">5 Torches <text:s text:c="8"/></text:span><text:span text:style-name="T28"><text:s/></text:span><text:span text:style-name="T38">BP </text:span></text:p>
      <text:p text:style-name="P34"><text:span text:style-name="T28">__ __ ___ ___ __________ ___<text:tab/>__ __________________ ___</text:span></text:p>
      <text:p text:style-name="P38"><text:span text:style-name="T46">Wt Active Artifact <text:s text:c="3"/>Size<text:tab/></text:span><text:span text:style-name="T28"> </text:span><text:span text:style-name="T19">Languages<text:tab/> <text:s text:c="2"/></text:span></text:p>
      <text:p text:style-name="P35"><text:span text:style-name="T28">__ __________________ ______ </text:span><text:span text:style-name="T38">Common <text:s/></text:span><text:span text:style-name="T28"><text:s/></text:span><text:span text:style-name="T38">Dwarvish</text:span><text:span text:style-name="T28"> </text:span><text:span text:style-name="T38">Troll <text:s text:c="2"/></text:span></text:p>
      <text:p text:style-name="P35"><text:span text:style-name="T28">__ __________________ ______ </text:span><text:span text:style-name="T38">Elvish <text:s/></text:span><text:span text:style-name="T28"><text:s/></text:span><text:span text:style-name="T38">Giant <text:s text:c="2"/></text:span><text:span text:style-name="T28"><text:s/>________</text:span></text:p>
      <text:p text:style-name="P35"><text:span text:style-name="T28">__ __________________ ______ </text:span><text:span text:style-name="T45">________</text:span><text:span text:style-name="T28"> ________ ________</text:span></text:p>
      <text:p text:style-name="P30">__ __________________ ______ ________ ________ ________</text:p>
      <text:p text:style-name="P36"><text:span text:style-name="T46">IIQ Fat Ability<text:tab/> Details <text:s text:c="18"/></text:span></text:p>
      <text:p text:style-name="P35"><text:span text:style-name="T38"><text:s/>2 </text:span><text:span text:style-name="T28"><text:s/></text:span><text:span text:style-name="T39">1/pt</text:span><text:span text:style-name="T41"> </text:span><text:span text:style-name="T47">Lightning Bolt <text:s text:c="5"/></text:span><text:span text:style-name="T28"><text:s/></text:span><text:span text:style-name="T47">Dx+1 <text:s text:c="21"/></text:span></text:p>
      <text:p text:style-name="P39"><text:span text:style-name="T38">(1)</text:span><text:span text:style-name="T28"> </text:span><text:span text:style-name="T39">1/pt</text:span><text:span text:style-name="T41"> </text:span><text:span text:style-name="T47">Fireball <text:s text:c="11"/></text:span><text:span text:style-name="T28"><text:s/></text:span><text:span text:style-name="T47">Dx+1<text:tab/> <text:s text:c="34"/></text:span><text:span text:style-name="T39"><text:s text:c="6"/></text:span></text:p>
      <text:p text:style-name="P35"><text:span text:style-name="T38">(1)</text:span><text:span text:style-name="T28"> </text:span><text:span text:style-name="T39">1/pt</text:span><text:span text:style-name="T41"> </text:span><text:span text:style-name="T47">Iceball <text:s text:c="12"/></text:span><text:span text:style-name="T28"><text:s/></text:span><text:span text:style-name="T47">Dx+1 <text:s text:c="21"/></text:span></text:p>
      <text:p text:style-name="P35"><text:span text:style-name="T38"><text:s/>2 </text:span><text:span text:style-name="T28"><text:s/>___ </text:span><text:span text:style-name="T38">Create Artifact <text:s text:c="4"/></text:span><text:span text:style-name="T28"><text:s/></text:span><text:span text:style-name="T39">up to $300 in value; $200/day <text:s text:c="2"/></text:span></text:p>
      <text:p text:style-name="P35"><text:span text:style-name="T42"><text:tab/></text:span><text:span text:style-name="T39">sell artifacts at +20% value <text:s text:c="3"/></text:span></text:p>
      <text:p text:style-name="P35"><text:span text:style-name="T38"><text:s/>2 </text:span><text:span text:style-name="T28"><text:s/>___ </text:span><text:span text:style-name="T38">Summon <text:s text:c="13"/></text:span><text:span text:style-name="T28"><text:s/></text:span><text:span text:style-name="T38">see list below <text:s text:c="11"/></text:span></text:p>
      <text:p text:style-name="P35"><text:span text:style-name="T38"><text:s/>2 </text:span><text:span text:style-name="T28"><text:s/>___ </text:span><text:span text:style-name="T38">Literacy <text:s text:c="11"/></text:span><text:span text:style-name="T28"><text:s/></text:span><text:span text:style-name="T38">2 languages / IQ over 11 <text:s/></text:span></text:p>
      <text:p text:style-name="P35"><text:span text:style-name="T38"><text:s/>2 </text:span><text:span text:style-name="T28"><text:s/>___ </text:span><text:span text:style-name="T38">Physicker <text:s text:c="10"/></text:span><text:span text:style-name="T28"><text:s/></text:span><text:span text:style-name="T38">heal 2 hits on humanoid <text:s text:c="2"/>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35"><text:span text:style-name="T28">___ ___ ____________________ __________________________</text:span></text:p>
      <text:p text:style-name="P41"><text:span text:style-name="T28">Pwr Summon <text:s text:c="10"/>St Dx IQ MA <text:s text:c="2"/>Ht Dam <text:s/>Call Ill Img</text:span></text:p>
      <text:p text:style-name="P34"><text:span text:style-name="T38">3.7</text:span><text:span text:style-name="T28"> </text:span><text:span text:style-name="T38">Poisonous Snake </text:span><text:span text:style-name="T28"><text:s/></text:span><text:span text:style-name="T38"><text:s/>6</text:span><text:span text:style-name="T28"> </text:span><text:span text:style-name="T38">12</text:span><text:span text:style-name="T28"> </text:span><text:span text:style-name="T38"><text:s/>4</text:span><text:span text:style-name="T28"> </text:span><text:span text:style-name="T38"><text:s text:c="2"/>6 </text:span><text:span text:style-name="T28"><text:s/></text:span><text:span text:style-name="T38"><text:s/>0</text:span><text:span text:style-name="T48"> </text:span><text:span text:style-name="T39">d4+d6</text:span><text:span text:style-name="T48"> </text:span><text:span text:style-name="T47"><text:s/>2+1</text:span><text:span text:style-name="T28"> </text:span><text:span text:style-name="T38"><text:s/>1 </text:span><text:span text:style-name="T28"><text:s/></text:span><text:span text:style-name="T38"><text:s/>1 </text:span></text:p>
      <text:p text:style-name="P34"><text:span text:style-name="T38">8.1</text:span><text:span text:style-name="T28"> </text:span><text:span text:style-name="T38">Dire Wolf <text:s text:c="6"/></text:span><text:span text:style-name="T28"><text:s/></text:span><text:span text:style-name="T38">16</text:span><text:span text:style-name="T28"> </text:span><text:span text:style-name="T38">12</text:span><text:span text:style-name="T28"> </text:span><text:span text:style-name="T38"><text:s/>5</text:span><text:span text:style-name="T28"> </text:span><text:span text:style-name="T38"><text:s/>12 </text:span><text:span text:style-name="T28"><text:s/></text:span><text:span text:style-name="T38"><text:s/>1</text:span><text:span text:style-name="T28"> </text:span><text:span text:style-name="T38">3d4 </text:span><text:span text:style-name="T28"><text:s/></text:span><text:span text:style-name="T38"><text:s/>3+1</text:span><text:span text:style-name="T28"> </text:span><text:span text:style-name="T38"><text:s/>2 </text:span><text:span text:style-name="T28"><text:s/></text:span><text:span text:style-name="T38"><text:s/>1 </text:span></text:p>
      <text:p text:style-name="P34"><text:span text:style-name="T39">11.8</text:span><text:span text:style-name="T41"> </text:span><text:span text:style-name="T38">4-hex Dragon <text:s text:c="3"/></text:span><text:span text:style-name="T28"><text:s/></text:span><text:span text:style-name="T38">25</text:span><text:span text:style-name="T28"> </text:span><text:span text:style-name="T38">13</text:span><text:span text:style-name="T28"> </text:span><text:span text:style-name="T38">16</text:span><text:span text:style-name="T28"> </text:span><text:span text:style-name="T38">6/16</text:span><text:span text:style-name="T28"> </text:span><text:span text:style-name="T38"><text:s/>3</text:span><text:span text:style-name="T28"> </text:span><text:span text:style-name="T38">2d4 </text:span><text:span text:style-name="T28"><text:s/></text:span><text:span text:style-name="T38"><text:s/>3+1</text:span><text:span text:style-name="T28"> </text:span><text:span text:style-name="T38"><text:s/>2 </text:span><text:span text:style-name="T28"><text:s/></text:span><text:span text:style-name="T38"><text:s/>1 </text:span></text:p>
      <text:p text:style-name="P34"><text:span text:style-name="T28"><text:s text:c="4"/></text:span><text:span text:style-name="T41">may also breathe (choose dragon type): 2d6 damage for 3 Fat cost</text:span></text:p>
      <text:p text:style-name="P34"><text:span text:style-name="T28">___ ________________ __ __ __ ____ __ ____ ____ ___ ___</text:span></text:p>
      <text:p text:style-name="P34"><text:span text:style-name="T28">___ ________________ __ __ __ ____ __ ____ ____ ___ ___</text:span></text:p>
      <text:p text:style-name="P24"/>
      <text:p text:style-name="P4">__________________</text:p>
      <text:p text:style-name="P6">Brawler (Stock)</text:p>
      <text:p text:style-name="P2">by <text:span text:style-name="T49">Jace</text:span> on <text:span text:style-name="T49">02/17/2011</text:span></text:p>
      <text:p text:style-name="P7"><text:s text:c="7"/><text:span text:style-name="T1">Portrait<text:tab/> <text:s/>Team Identity </text:span></text:p>
      <text:p text:style-name="P15">Race:<text:span text:style-name="T49">Reptile Man</text:span><text:span text:style-name="T28"> Sex: M <text:s/>Points: </text:span><text:span text:style-name="T60">38</text:span><text:span text:style-name="T28"> / </text:span><text:span text:style-name="T38">38 </text:span><text:span text:style-name="T28"><text:s text:c="2"/>1:_____ 2:_____ 3:____ 4:____ 5:____</text:span></text:p>
      <text:p text:style-name="P14"><text:s text:c="3"/>(Base)Nat/ Adj /Alt</text:p>
      <text:p text:style-name="P15"><text:span text:style-name="T3">ST:(</text:span><text:span text:style-name="T13">14</text:span><text:span text:style-name="T3">)</text:span><text:span text:style-name="T61">17 </text:span><text:span text:style-name="T2">/</text:span><text:span text:style-name="T60">17 </text:span><text:span text:style-name="T2"><text:tab/><text:tab/>Hits:__________ Fat:_________SB:___</text:span></text:p>
      <text:p text:style-name="P15"><text:span text:style-name="T3">DX:(</text:span><text:span text:style-name="T13"> 8</text:span><text:span text:style-name="T3">)</text:span><text:span text:style-name="T61">12 </text:span><text:span text:style-name="T2">/</text:span><text:span text:style-name="T60">13 </text:span><text:span text:style-name="T2">/</text:span><text:span text:style-name="T60">16 </text:span><text:span text:style-name="T2"><text:tab/>XP:_____________________ Needed:</text:span><text:span text:style-name="T60">500</text:span></text:p>
      <text:p text:style-name="P15"><text:span text:style-name="T3">IQ:(</text:span><text:span text:style-name="T13"> 8</text:span><text:span text:style-name="T3">)</text:span><text:span text:style-name="T13"> </text:span><text:span text:style-name="T61">9 </text:span><text:span text:style-name="T2">/</text:span><text:span text:style-name="T60"> 9 </text:span><text:span text:style-name="T2"><text:tab/><text:tab/>___________________________________</text:span></text:p>
      <text:p text:style-name="P15"><text:span text:style-name="T3">MA:(</text:span><text:span text:style-name="T13">10</text:span><text:span text:style-name="T3">)</text:span><text:span text:style-name="T61">10 </text:span><text:span text:style-name="T2">/</text:span><text:span text:style-name="T60">10 </text:span><text:span text:style-name="T2"><text:tab/></text:span><text:span text:style-name="T9">1 hex for mental abilities; 1/2 MA for other actions</text:span></text:p>
      <text:p text:style-name="P8"><text:span text:style-name="T32">Native Abilities</text:span><text:span text:style-name="T29">:</text:span><text:span text:style-name="T36">d6 tail damage to rear; </text:span><text:span text:style-name="T35">IQ &gt; 16 chameleon</text:span></text:p>
      <text:p text:style-name="P11">Wt ST DCl Dam # Weapon/Missile <text:s text:c="13"/>Special Loc</text:p>
      <text:p text:style-name="P10">In action phase, roll 3d6 vs Dx to hit, then roll Dam.</text:p>
      <text:p text:style-name="P45"><text:span text:style-name="T39"><text:s text:c="3"/></text:span><text:span text:style-name="T53"><text:s/></text:span><text:span text:style-name="T49"><text:s text:c="2"/></text:span><text:s/><text:span text:style-name="T49">4.5</text:span> <text:span text:style-name="T51">d8+2</text:span><text:span text:style-name="T54"> </text:span><text:span text:style-name="T26"><text:s/></text:span><text:span text:style-name="T27"><text:tab/></text:span><text:span text:style-name="T49">Bare hands</text:span><text:span text:style-name="T38"> (+1 in HTH) <text:s text:c="4"/></text:span><text:span text:style-name="T28"><text:s/>_______ </text:span><text:span text:style-name="T38"><text:s text:c="3"/></text:span></text:p>
      <text:p text:style-name="P45"><text:span text:style-name="T39"><text:s text:c="3"/></text:span><text:span text:style-name="T42"><text:s/></text:span><text:span text:style-name="T38"><text:s text:c="2"/></text:span><text:span text:style-name="T45"><text:s/></text:span><text:span text:style-name="T38">5.5</text:span><text:span text:style-name="T45"> </text:span><text:span text:style-name="T38">d10</text:span><text:span text:style-name="T45"> </text:span><text:span text:style-name="T38"><text:s/><text:tab/>Hand-to-hand combat <text:s text:c="7"/></text:span><text:span text:style-name="T45"><text:s/>_______ ___</text:span></text:p>
      <text:p text:style-name="P45"><text:span text:style-name="T39"><text:s/>.5</text:span><text:span text:style-name="T42"> </text:span><text:span text:style-name="T38"><text:s/>8</text:span><text:span text:style-name="T45"> </text:span><text:span text:style-name="T38">2.5</text:span><text:span text:style-name="T45"> </text:span><text:span text:style-name="T38">d4 </text:span><text:span text:style-name="T45"><text:s/></text:span><text:span text:style-name="T38">1</text:span><text:span text:style-name="T45"><text:tab/></text:span><text:span text:style-name="T38">Whip (3-5 hexes away) <text:s text:c="5"/></text:span><text:span text:style-name="T45"><text:s/>_______ ___</text:span></text:p>
      <text:p text:style-name="P45"><text:span text:style-name="T39">2.5</text:span><text:span text:style-name="T42"> </text:span><text:span text:style-name="T47">12</text:span><text:span text:style-name="T45"> </text:span><text:span text:style-name="T38">6.5</text:span><text:span text:style-name="T45"> </text:span><text:span text:style-name="T38">d12</text:span><text:span text:style-name="T45"> </text:span><text:span text:style-name="T38">1</text:span><text:span text:style-name="T45"><text:tab/></text:span><text:span text:style-name="T38">Shaolin Chain Whip (1-2 hx)</text:span><text:span text:style-name="T45"> _______ ___</text:span></text:p>
      <text:p text:style-name="P45"><text:span text:style-name="T39"><text:s text:c="3"/></text:span><text:span text:style-name="T42"><text:s/></text:span><text:span text:style-name="T47"><text:s text:c="2"/></text:span><text:span text:style-name="T45"><text:s/></text:span><text:span text:style-name="T38"><text:s text:c="3"/></text:span><text:span text:style-name="T45"><text:s/></text:span><text:span text:style-name="T38"><text:s text:c="3"/></text:span><text:span text:style-name="T45"><text:s/></text:span><text:span text:style-name="T38"><text:s/></text:span><text:span text:style-name="T45"><text:tab/></text:span><text:span text:style-name="T38"> <text:s text:c="26"/></text:span><text:span text:style-name="T45"><text:s/>_______ ___</text:span></text:p>
      <text:p text:style-name="P45"><text:span text:style-name="T39"><text:s text:c="3"/></text:span><text:span text:style-name="T42"><text:s/></text:span><text:span text:style-name="T47"><text:s text:c="2"/></text:span><text:span text:style-name="T45"><text:s/></text:span><text:span text:style-name="T38"><text:s text:c="3"/></text:span><text:span text:style-name="T45"><text:s/></text:span><text:span text:style-name="T38"><text:s text:c="3"/></text:span><text:span text:style-name="T45"><text:s/></text:span><text:span text:style-name="T38"><text:s/></text:span><text:span text:style-name="T45"><text:tab/></text:span><text:span text:style-name="T38"> <text:s text:c="26"/></text:span><text:span text:style-name="T45"><text:s/>_______ ___</text:span></text:p>
      <text:p text:style-name="P13"><text:span text:style-name="T11">Wt DX Hit MA <text:s/>Armor/Shld Loc</text:span><text:span text:style-name="T2"><text:tab/></text:span><text:span text:style-name="T11">Wt Mundane Item <text:s text:c="6"/>Loc</text:span></text:p>
      <text:p text:style-name="P9"><text:span text:style-name="T24"><text:s text:c="2"/></text:span><text:span text:style-name="T23"><text:s/></text:span><text:span text:style-name="T24"><text:s text:c="2"/></text:span><text:span text:style-name="T23"><text:s/></text:span><text:span text:style-name="T24"><text:s/>+2</text:span><text:span text:style-name="T23"> ___ </text:span><text:span text:style-name="T56">Phys. Fi</text:span><text:span text:style-name="T21">t. <text:s/></text:span><text:span text:style-name="T22"><text:s/></text:span><text:span text:style-name="T24"><text:s text:c="3"/></text:span><text:tab/><text:span text:style-name="T49">.5</text:span> <text:span text:style-name="T49">Adventurer's Belt </text:span><text:s/><text:span text:style-name="T49">WRN</text:span></text:p>
      <text:p text:style-name="P9">__ __ ___ ___ __________ ___<text:tab/><text:span text:style-name="T49">3 </text:span><text:s/><text:span text:style-name="T49">Labyrinth Kit <text:s text:c="4"/></text:span><text:s/><text:span text:style-name="T49"><text:s/>BP</text:span></text:p>
      <text:p text:style-name="P9">__ __ ___ ___ __________ ___<text:tab/>__ __________________ ___</text:p>
      <text:p text:style-name="P9">__ __ ___ ___ __________ ___<text:tab/>__ __________________ ___</text:p>
      <text:p text:style-name="P42">IIQ Ability <text:s text:c="6"/><text:tab/>Fat Roll Details <text:s text:c="19"/></text:p>
      <text:p text:style-name="P44"><text:span text:style-name="T20">Note Ability Details as IIQ changes. </text:span><text:tab/></text:p>
      <text:p text:style-name="P44"><text:span text:style-name="T49"><text:s/>2 </text:span><text:s/><text:span text:style-name="T51">Unarmed Combat <text:s text:c="3"/></text:span><text:span text:style-name="T54"><text:tab/></text:span>___ ____ <text:span text:style-name="T49">Damage +2 with bare hands <text:s/></text:span></text:p>
      <text:p text:style-name="P44"><text:span text:style-name="T49"><text:s/>2 </text:span><text:s/><text:span text:style-name="T51">Unusual: Whip <text:s text:c="4"/></text:span><text:span text:style-name="T54"><text:tab/></text:span>___ ____ <text:span text:style-name="T49">Dx + 1 with whips <text:s text:c="9"/></text:span></text:p>
      <text:p text:style-name="P44"><text:span text:style-name="T49"><text:s/>2 </text:span><text:s/><text:span text:style-name="T51">Physical Fitness <text:s/></text:span><text:span text:style-name="T54"><text:tab/></text:span>___ ____ <text:span text:style-name="T26">+2 hit protection <text:s text:c="9"/></text:span>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44">___ ______________<text:tab/>___ ____ ___________________________</text:p>
      <text:p text:style-name="P23">Languages:<text:span text:style-name="T37">_____________________________________________</text:span></text:p>
      <text:p text:style-name="P13"><text:span text:style-name="T30">Pet <text:s text:c="3"/>St Dx IQ <text:s/>MA <text:s/>Ht Dam Hits <text:s/>Fat Cost XP <text:s text:c="6"/>Nxt</text:span><text:span text:style-name="T4"> </text:span><text:span text:style-name="T2"><text:s text:c="3"/></text:span></text:p>
      <text:p text:style-name="P9"><text:span text:style-name="T58">This section for use with Animal Handler ability only.</text:span></text:p>
      <text:p text:style-name="P9"><text:span text:style-name="T58">______ __ __ __ ____ __ ___ ____ ____ ____ ________ ___</text:span></text:p>
      <text:p text:style-name="P9"><text:span text:style-name="T58">______ __ __ __ ____ __ ___ ____ ____ ____ ________ ___</text:span></text:p>
      <text:p text:style-name="P9"><text:span text:style-name="T58">______ __ __ __ ____ __ ___ ____ ____ ____ ________ ___</text:span></text:p>
      <text:p text:style-name="P18"/>
      <text:p text:style-name="P19">Wt Item IIQ Ability <text:s text:c="11"/>Doses Used/Lang Value Loc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7"><text:span text:style-name="T5">Jewels</text:span><text:span text:style-name="T2">____ </text:span><text:span text:style-name="T7">d20*10</text:span><text:span text:style-name="T2"> </text:span><text:span text:style-name="T31">Notes:</text:span><text:span text:style-name="T2">_______________________________</text:span></text:p>
      <text:p text:style-name="P21"><text:span text:style-name="T6">Bars__</text:span><text:span text:style-name="T2">____ </text:span><text:span text:style-name="T7">100:1</text:span><text:span text:style-name="T2"> <text:s/>_____________________________________</text:span></text:p>
      <text:p text:style-name="P21"><text:span text:style-name="T6">Gold__</text:span><text:span text:style-name="T2">____ </text:span><text:span text:style-name="T8"><text:s/></text:span><text:span text:style-name="T7">10:1</text:span><text:span text:style-name="T8"> </text:span><text:span text:style-name="T2"><text:s/>_____________________________________</text:span></text:p>
      <text:p text:style-name="P21"><text:span text:style-name="T4">Silver</text:span><text:span text:style-name="T2">____ </text:span><text:span text:style-name="T8"><text:s text:c="2"/></text:span><text:span text:style-name="T7">1:1</text:span><text:span text:style-name="T8"> </text:span><text:span text:style-name="T2"><text:s/>_____________________________________</text:span></text:p>
      <text:p text:style-name="P22"><text:span text:style-name="T17">Copper</text:span><text:span text:style-name="T2">____ </text:span><text:span text:style-name="T8"><text:s text:c="2"/></text:span><text:span text:style-name="T7">1:10</text:span><text:span text:style-name="T2"> _____________________________________</text:span></text:p>
      <text:p text:style-name="P26"><text:span text:style-name="T18">Bank</text:span><text:span text:style-name="T49"> <text:s text:c="2"/></text:span><text:span text:style-name="T63">110</text:span> <text:span text:style-name="T20">Silver</text:span> _____________________________________</text:p>
      <text:p text:style-name="P17"/>
      <text:p text:style-name="P19">Wt Item IIQ Ability <text:s text:c="11"/>Doses Used/Lang Value Loc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0">__ ____ ___ __________________ _____ _________ $____ ___</text:p>
      <text:p text:style-name="P27"><text:span text:style-name="T5">Jewels</text:span><text:span text:style-name="T2">____ </text:span><text:span text:style-name="T7">d20*10</text:span><text:span text:style-name="T2"> </text:span><text:span text:style-name="T31">Notes:</text:span><text:span text:style-name="T2">_______________________________</text:span></text:p>
      <text:p text:style-name="P21"><text:span text:style-name="T6">Bars__</text:span><text:span text:style-name="T2">____ </text:span><text:span text:style-name="T7">100:1</text:span><text:span text:style-name="T2"> <text:s/>_____________________________________</text:span></text:p>
      <text:p text:style-name="P21"><text:span text:style-name="T6">Gold__</text:span><text:span text:style-name="T2">____ </text:span><text:span text:style-name="T8"><text:s/></text:span><text:span text:style-name="T7">10:1</text:span><text:span text:style-name="T8"> </text:span><text:span text:style-name="T2"><text:s/>_____________________________________</text:span></text:p>
      <text:p text:style-name="P21"><text:span text:style-name="T4">Silver</text:span><text:span text:style-name="T2">____ </text:span><text:span text:style-name="T8"><text:s text:c="2"/></text:span><text:span text:style-name="T7">1:1</text:span><text:span text:style-name="T8"> </text:span><text:span text:style-name="T2"><text:s/>_____________________________________</text:span></text:p>
      <text:p text:style-name="P22"><text:span text:style-name="T17">Copper</text:span><text:span text:style-name="T2">____ </text:span><text:span text:style-name="T8"><text:s text:c="2"/></text:span><text:span text:style-name="T7">1:10</text:span><text:span text:style-name="T2"> _____________________________________</text:span></text:p>
      <text:p text:style-name="P25"><text:span text:style-name="T18">Bank</text:span>___<text:span text:style-name="T59">625</text:span> <text:span text:style-name="T20">Silver</text:span> 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Stock<text:tab/><text:tab/>Version 3.0 Stock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		Sex:__ Birthday:__/__ /__</dc:title>
    <meta:initial-creator>The Rice Family</meta:initial-creator>
    <meta:creation-date>2003-01-18T15:49:00</meta:creation-date>
    <dc:creator>Rini Roscoe</dc:creator>
    <dc:date>2011-02-20T19:45:05.21</dc:date>
    <meta:printed-by>Carol Roscoe</meta:printed-by>
    <meta:print-date>2009-01-06T10:30:21.34</meta:print-date>
    <dc:language>en-US</dc:language>
    <meta:editing-cycles>25</meta:editing-cycles>
    <meta:editing-duration>P2DT1H23M58S</meta:editing-duration>
    <meta:document-statistic meta:table-count="0" meta:image-count="0" meta:object-count="0" meta:page-count="2" meta:paragraph-count="193" meta:word-count="1401" meta:character-count="10509"/>
    <meta:user-defined meta:name="Info 1"/>
    <meta:user-defined meta:name="Info 2"/>
    <meta:user-defined meta:name="Info 3"/>
    <meta:user-defined meta:name="Info 4"/>
  </office:meta>
</office:document-meta>
</file>